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5-11-0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5-08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5-06-1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5-03-0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4-11-1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4-09-0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4-06-1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4-01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3-12-1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3-07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3-04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3-01-2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2-11-1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2-08-1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2-02-0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1-09-2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1-03-3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0-08-0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20-03-0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9-08-2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9-05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9-02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8-11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8-09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8-05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7-11-3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7-08-0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7-05-0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7-02-2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6-11-1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6-09-0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6-06-2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6-03-1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5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5-08-2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5-06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5-01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4-11-1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4-09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4-06-0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4-02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3-10-22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3-08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3-05-2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3-03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2-11-0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2-07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2-05-23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2-01-2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1-10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1-07-1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1-04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1-02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0-11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0-08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0-08-0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0-06-0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1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9-08-2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9-05-0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9-02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8-10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8-07-2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8-04-30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8-01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7-10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7-07-2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7-05-0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6-11-0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6-07-1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6-04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200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9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80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1</text:p>
          </table:table-cell>
          <table:table-cell office:value-type="string" calcext:value-type="string">
            <text:p>56A 10 SOW 088A</text:p>
          </table:table-cell>
          <table:table-cell office:value-type="string" calcext:value-type="string">
            <text:p>197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84" meta:object-count="0"/>
    <meta:user-defined meta:name="AppVersion">3.0</meta:user-defined>
  </office:meta>
</office:document-meta>
</file>